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B0000007553588B5A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沒有被填充和直線的物件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5cm, 0.318cm, 0.195cm, 0.845cm)" draw:image-opacity="100%" style:mirror="none"/>
    </style:style>
    <style:style style:name="gr2" style:family="graphic" style:parent-style-name="standard">
      <style:graphic-properties draw:stroke="none" svg:stroke-width="0cm" draw:fill="solid" draw:fill-color="#e2f0d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預設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co1" style:family="table-column">
      <style:table-column-properties style:column-width="7.502cm" style:use-optimal-column-width="false"/>
    </style:style>
    <style:style style:name="co2" style:family="table-column">
      <style:table-column-properties style:column-width="3.706cm" style:use-optimal-column-width="false"/>
    </style:style>
    <style:style style:name="co3" style:family="table-column">
      <style:table-column-properties style:column-width="3.68cm" style:use-optimal-column-width="false"/>
    </style:style>
    <style:style style:name="co4" style:family="table-column">
      <style:table-column-properties style:column-width="3.654cm" style:use-optimal-column-width="false"/>
    </style:style>
    <style:style style:name="co5" style:family="table-column">
      <style:table-column-properties style:column-width="3.628cm" style:use-optimal-column-width="false"/>
    </style:style>
    <style:style style:name="co6" style:family="table-column">
      <style:table-column-properties style:column-width="3.55cm" style:use-optimal-column-width="false"/>
    </style:style>
    <style:style style:name="co7" style:family="table-column">
      <style:table-column-properties style:column-width="3.602cm" style:use-optimal-column-width="false"/>
    </style:style>
    <style:style style:name="co8" style:family="table-column">
      <style:table-column-properties style:column-width="3.813cm" style:use-optimal-column-width="false"/>
    </style:style>
    <style:style style:name="ro1" style:family="table-row">
      <style:table-row-properties style:row-height="1.241cm"/>
    </style:style>
    <style:style style:name="ro2" style:family="table-row">
      <style:table-row-properties style:row-height="2.054cm"/>
    </style:style>
    <style:style style:name="ro3" style:family="table-row">
      <style:table-row-properties style:row-height="1.37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04cm"/>
    </style:style>
    <style:style style:name="ro6" style:family="table-row">
      <style:table-row-properties style:row-height="1.244cm"/>
    </style:style>
    <style:style style:name="ro7" style:family="table-row">
      <style:table-row-properties style:row-height="1.382cm"/>
    </style:style>
    <style:style style:name="ce1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.353cm" fo:margin-bottom="0.5cm" fo:line-height="90%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T1" style:family="text">
      <style:text-properties fo:color="#000000" style:text-line-through-style="none" fo:font-family="'Times New Roman'" style:font-family-generic="roman" fo:font-size="34pt" fo:letter-spacing="normal" fo:font-style="normal" style:text-underline-style="none" fo:font-weight="bold" style:font-family-asian="標楷體" style:font-pitch-asian="fixed" style:font-size-asian="34pt" style:font-style-asian="normal" style:font-weight-asian="bold" style:font-family-complex="'Times New Roman'" style:font-family-generic-complex="roman" style:font-size-complex="34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12pt" fo:letter-spacing="normal" fo:font-style="normal" style:text-underline-style="none" fo:font-weight="bold" style:font-family-asian="標楷體" style:font-pitch-asian="fixed" style:font-size-asian="12pt" style:font-style-asian="normal" style:font-weight-asian="bold" style:font-family-complex="'Times New Roman'" style:font-family-generic-complex="roman" style:font-size-complex="12pt" style:font-style-complex="normal" style:font-weight-complex="bold"/>
    </style:style>
    <style:style style:name="T3" style:family="text">
      <style:text-properties fo:color="#000000" style:text-line-through-style="none" fo:font-family="標楷體" style:font-family-generic="script" fo:font-size="32pt" fo:letter-spacing="normal" fo:font-style="normal" style:text-underline-style="none" fo:font-weight="normal" style:font-family-asian="標楷體" style:font-pitch-asian="fixed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新細明體" style:font-pitch-asian="fixed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style:text-line-through-style="none" fo:font-family="標楷體" style:font-family-generic="script" fo:font-size="16pt" fo:letter-spacing="normal" fo:font-style="normal" style:text-underline-style="none" fo:font-weight="normal" style:font-family-asian="標楷體" style:font-pitch-asian="fixed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fo:font-family="標楷體" style:font-family-generic="script" fo:font-size="16pt" fo:letter-spacing="normal" fo:font-style="normal" style:text-underline-style="none" fo:font-weight="normal" style:font-family-asian="標楷體" style:font-pitch-asian="fixed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新細明體" style:font-pitch-asian="fixed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1">
        <office:forms form:automatic-focus="false" form:apply-design-mode="false"/>
        <draw:frame draw:name="內容版面配置區 2" presentation:style-name="pr1" draw:text-style-name="P2" draw:layer="layout" svg:width="27.36cm" svg:height="1.798cm" svg:x="6.039cm" svg:y="0.389cm" presentation:class="outline" presentation:user-transformed="true">
          <draw:text-box>
            <text:p text:style-name="P1"><text:span text:style-name="T1">本市</text:span><text:span text:style-name="T1">11</text:span><text:span text:style-name="T1">家急救責任醫院防疫門診開設時段表</text:span><text:span text:style-name="T2">111</text:span><text:span text:style-name="T2">年</text:span><text:span text:style-name="T2">5</text:span><text:span text:style-name="T2">月</text:span><text:span text:style-name="T2">6</text:span><text:span text:style-name="T2">日</text:span><text:span text:style-name="T2">15</text:span><text:span text:style-name="T2">時修</text:span></text:p>
            <text:p text:style-name="P1"><text:span text:style-name="T1"/></text:p>
            <text:p text:style-name="P1"><text:span text:style-name="T2"><text:s text:c="198"/></text:span></text:p>
          </draw:text-box>
        </draw:frame>
        <draw:frame draw:name="內容版面配置區 5" draw:style-name="gr1" draw:text-style-name="P3" draw:layer="layout" svg:width="1.847cm" svg:height="1.847cm" svg:x="0.199cm" svg:y="0.044cm">
          <draw:image xlink:href="Pictures/100002010000008B0000007553588B5A.png" xlink:type="simple" xlink:show="embed" xlink:actuate="onLoad">
            <text:p/>
          </draw:image>
        </draw:frame>
        <draw:custom-shape draw:name="標題 1" draw:style-name="gr2" draw:text-style-name="P2" draw:layer="layout" svg:width="3.693cm" svg:height="1.564cm" svg:x="2.345cm" svg:y="0.328cm">
          <text:p text:style-name="P4"><text:span text:style-name="T3">衛生局</text:span></text:p>
          <draw:enhanced-geometry svg:viewBox="0 0 21600 21600" draw:type="rectangle" draw:enhanced-path="M 0 0 L 21600 0 21600 21600 0 21600 0 0 Z N"/>
        </draw:custom-shape>
        <draw:frame draw:name="投影片編號版面配置區 8" presentation:style-name="pr2" draw:text-style-name="P6" draw:layer="layout" svg:width="7.619cm" svg:height="1.013cm" svg:x="24.213cm" svg:y="17.48cm" presentation:class="page-number" presentation:user-transformed="true">
          <draw:text-box>
            <text:p text:style-name="P5"><text:span text:style-name="T4"><text:page-number>&lt;編號&gt;</text:page-number></text:span></text:p>
          </draw:text-box>
        </draw:frame>
        <draw:frame draw:name="表格 1" draw:style-name="standard" draw:layer="layout" svg:width="33.134cm" svg:height="16.542cm" svg:x="0.544cm" svg:y="2.36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>
              <table:table-cell table:style-name="ce1">
                <text:p text:style-name="P7"><text:span text:style-name="T5">醫院名稱</text:span></text:p>
              </table:table-cell>
              <table:table-cell table:style-name="ce2">
                <text:p text:style-name="P7"><text:span text:style-name="T5">星期一</text:span></text:p>
              </table:table-cell>
              <table:table-cell table:style-name="ce3">
                <text:p text:style-name="P7"><text:span text:style-name="T5">星期二</text:span></text:p>
              </table:table-cell>
              <table:table-cell table:style-name="ce4">
                <text:p text:style-name="P7"><text:span text:style-name="T5">星期三</text:span></text:p>
              </table:table-cell>
              <table:table-cell table:style-name="ce5">
                <text:p text:style-name="P7"><text:span text:style-name="T5">星期四</text:span></text:p>
              </table:table-cell>
              <table:table-cell table:style-name="ce6">
                <text:p text:style-name="P7"><text:span text:style-name="T5">星期五</text:span></text:p>
              </table:table-cell>
              <table:table-cell table:style-name="ce7">
                <text:p text:style-name="P7"><text:span text:style-name="T5">星期六</text:span></text:p>
              </table:table-cell>
              <table:table-cell table:style-name="ce8">
                <text:p text:style-name="P7"><text:span text:style-name="T5">星期日</text:span></text:p>
              </table:table-cell>
            </table:table-row>
            <table:table-row table:style-name="ro2">
              <table:table-cell table:style-name="ce9">
                <text:p text:style-name="P8"><text:span text:style-name="T6">衛生福利部桃園醫院</text:span></text:p>
              </table:table-cell>
              <table:table-cell table:style-name="ce10">
                <text:p text:style-name="P7"><text:span text:style-name="T6">08:00-12:00 <text:s/>13:00-17:00 <text:s/>18:00-23:00 <text:s/></text:span></text:p>
              </table:table-cell>
              <table:table-cell table:style-name="ce11">
                <text:p text:style-name="P7"><text:span text:style-name="T6">08:00-12:00 <text:s/>13:00-17:00 <text:s/>18:00-23:00 <text:s/></text:span></text:p>
              </table:table-cell>
              <table:table-cell table:style-name="ce12">
                <text:p text:style-name="P7"><text:span text:style-name="T6">08:00-12:00 <text:s/>13:00-17:00 <text:s/>18:00-23:00 <text:s/></text:span></text:p>
              </table:table-cell>
              <table:table-cell table:style-name="ce13">
                <text:p text:style-name="P7"><text:span text:style-name="T6">08:00-12:00 <text:s/>13:00-17:00 <text:s/>18:00-23:00 <text:s/></text:span></text:p>
              </table:table-cell>
              <table:table-cell table:style-name="ce14">
                <text:p text:style-name="P7"><text:span text:style-name="T6">08:00-12:00 <text:s/>13:00-17:00 <text:s/>18:00-23:00 <text:s/></text:span></text:p>
              </table:table-cell>
              <table:table-cell table:style-name="ce15">
                <text:p text:style-name="P7"><text:span text:style-name="T6">08:00-12:00 <text:s/>13:00-16:00 <text:s text:c="2"/></text:span></text:p>
              </table:table-cell>
              <table:table-cell table:style-name="ce16">
                <text:p text:style-name="P7"><text:span text:style-name="T6">08:00-12:00 <text:s/>13:00-16:00 <text:s/></text:span></text:p>
              </table:table-cell>
            </table:table-row>
            <table:table-row table:style-name="ro3">
              <table:table-cell table:style-name="ce17">
                <text:p text:style-name="P8"><text:span text:style-name="T6">衛生福利部桃園醫院新屋分院</text:span></text:p>
              </table:table-cell>
              <table:table-cell table:style-name="ce18">
                <text:p text:style-name="P7"><text:span text:style-name="T6">09:00-12:00 <text:s/>14:00-17:00</text:span></text:p>
              </table:table-cell>
              <table:table-cell table:style-name="ce19">
                <text:p text:style-name="P7"><text:span text:style-name="T6">09:00-12:00 <text:s/>14:00-17:00</text:span></text:p>
              </table:table-cell>
              <table:table-cell table:style-name="ce20">
                <text:p text:style-name="P7"><text:span text:style-name="T6">09:00-12:00 <text:s/>14:00-17:00</text:span></text:p>
              </table:table-cell>
              <table:table-cell table:style-name="ce21">
                <text:p text:style-name="P7"><text:span text:style-name="T6">09:00-12:00 <text:s/>14:00-17:00</text:span></text:p>
              </table:table-cell>
              <table:table-cell table:style-name="ce22">
                <text:p text:style-name="P7"><text:span text:style-name="T6">09:00-12:00 <text:s/>14:00-17:00</text:span></text:p>
              </table:table-cell>
              <table:table-cell table:style-name="ce23">
                <text:p text:style-name="P7"><text:span text:style-name="T6">無</text:span></text:p>
              </table:table-cell>
              <table:table-cell table:style-name="ce24">
                <text:p text:style-name="P7"><text:span text:style-name="T6">無</text:span></text:p>
              </table:table-cell>
            </table:table-row>
            <table:table-row table:style-name="ro4">
              <table:table-cell table:style-name="ce25">
                <text:p text:style-name="P8"><text:span text:style-name="T6">國軍桃園總醫院</text:span></text:p>
              </table:table-cell>
              <table:table-cell table:style-name="ce26">
                <text:p text:style-name="P7"><text:span text:style-name="T6">14:00-15:00</text:span></text:p>
              </table:table-cell>
              <table:table-cell table:style-name="ce27">
                <text:p text:style-name="P7"><text:span text:style-name="T6">14:00-15:00</text:span></text:p>
              </table:table-cell>
              <table:table-cell table:style-name="ce28">
                <text:p text:style-name="P7"><text:span text:style-name="T6">14:00-15:00</text:span></text:p>
              </table:table-cell>
              <table:table-cell table:style-name="ce29">
                <text:p text:style-name="P7"><text:span text:style-name="T6">14:00-15:00</text:span></text:p>
              </table:table-cell>
              <table:table-cell table:style-name="ce30">
                <text:p text:style-name="P7"><text:span text:style-name="T6">14:00-15:00</text:span></text:p>
              </table:table-cell>
              <table:table-cell table:style-name="ce31">
                <text:p text:style-name="P7"><text:span text:style-name="T6">09:30-12:00</text:span></text:p>
              </table:table-cell>
              <table:table-cell table:style-name="ce32">
                <text:p text:style-name="P7"><text:span text:style-name="T6">NA</text:span></text:p>
              </table:table-cell>
            </table:table-row>
            <table:table-row table:style-name="ro5">
              <table:table-cell table:style-name="ce33">
                <text:p text:style-name="P8"><text:span text:style-name="T6">北榮桃分醫院</text:span></text:p>
              </table:table-cell>
              <table:table-cell table:style-name="ce34">
                <text:p text:style-name="P7"><text:span text:style-name="T6">13:00-16:30</text:span></text:p>
              </table:table-cell>
              <table:table-cell table:style-name="ce35">
                <text:p text:style-name="P7"><text:span text:style-name="T6">13:00-16:30</text:span></text:p>
              </table:table-cell>
              <table:table-cell table:style-name="ce36">
                <text:p text:style-name="P7"><text:span text:style-name="T6">13:00-16:30</text:span></text:p>
              </table:table-cell>
              <table:table-cell table:style-name="ce37">
                <text:p text:style-name="P7"><text:span text:style-name="T6">13:00-16:30</text:span></text:p>
              </table:table-cell>
              <table:table-cell table:style-name="ce38">
                <text:p text:style-name="P7"><text:span text:style-name="T6">13:00-16:30</text:span></text:p>
              </table:table-cell>
              <table:table-cell table:style-name="ce39">
                <text:p text:style-name="P7"><text:span text:style-name="T6">　無</text:span></text:p>
              </table:table-cell>
              <table:table-cell table:style-name="ce40">
                <text:p text:style-name="P7"><text:span text:style-name="T6">無</text:span></text:p>
              </table:table-cell>
            </table:table-row>
            <table:table-row table:style-name="ro3">
              <table:table-cell table:style-name="ce41">
                <text:p text:style-name="P8"><text:span text:style-name="T6">林口長庚醫院</text:span></text:p>
              </table:table-cell>
              <table:table-cell table:style-name="ce42">
                <text:p text:style-name="P7"><text:span text:style-name="T6">08:30-12:00 <text:s/>13:30-16:30</text:span></text:p>
              </table:table-cell>
              <table:table-cell table:style-name="ce43">
                <text:p text:style-name="P7"><text:span text:style-name="T6">08:30-12:00 <text:s/>13:30-16:30</text:span></text:p>
              </table:table-cell>
              <table:table-cell table:style-name="ce44">
                <text:p text:style-name="P7"><text:span text:style-name="T6">08:30-12:00 <text:s/>13:30-16:30</text:span></text:p>
              </table:table-cell>
              <table:table-cell table:style-name="ce45">
                <text:p text:style-name="P7"><text:span text:style-name="T6">08:30-12:00 <text:s/>13:30-16:30</text:span></text:p>
              </table:table-cell>
              <table:table-cell table:style-name="ce46">
                <text:p text:style-name="P7"><text:span text:style-name="T6">08:30-12:00 <text:s/>13:30-16:30</text:span></text:p>
              </table:table-cell>
              <table:table-cell table:style-name="ce47">
                <text:p text:style-name="P7"><text:span text:style-name="T6">08:30-12:00 <text:s/>13:30-16:30</text:span></text:p>
              </table:table-cell>
              <table:table-cell table:style-name="ce48">
                <text:p text:style-name="P7"><text:span text:style-name="T6">無</text:span></text:p>
              </table:table-cell>
            </table:table-row>
            <table:table-row table:style-name="ro5">
              <table:table-cell table:style-name="ce49">
                <text:p text:style-name="P8"><text:span text:style-name="T6">聖保祿醫院</text:span></text:p>
              </table:table-cell>
              <table:table-cell table:style-name="ce50">
                <text:p text:style-name="P7"><text:span text:style-name="T6">11:00-23:00</text:span></text:p>
              </table:table-cell>
              <table:table-cell table:style-name="ce51">
                <text:p text:style-name="P7"><text:span text:style-name="T6">11:00-23:00</text:span></text:p>
              </table:table-cell>
              <table:table-cell table:style-name="ce52">
                <text:p text:style-name="P7"><text:span text:style-name="T6">11:00-23:00</text:span></text:p>
              </table:table-cell>
              <table:table-cell table:style-name="ce53">
                <text:p text:style-name="P7"><text:span text:style-name="T6">11:00-23:00</text:span></text:p>
              </table:table-cell>
              <table:table-cell table:style-name="ce54">
                <text:p text:style-name="P7"><text:span text:style-name="T6">11:00-23:00</text:span></text:p>
              </table:table-cell>
              <table:table-cell table:style-name="ce55">
                <text:p text:style-name="P7"><text:span text:style-name="T6">11:00-23:00</text:span></text:p>
              </table:table-cell>
              <table:table-cell table:style-name="ce56">
                <text:p text:style-name="P7"><text:span text:style-name="T6">11:00-23:00</text:span></text:p>
              </table:table-cell>
            </table:table-row>
            <table:table-row table:style-name="ro6">
              <table:table-cell table:style-name="ce57">
                <text:p text:style-name="P8"><text:span text:style-name="T6">敏盛綜合醫院</text:span></text:p>
              </table:table-cell>
              <table:table-cell table:style-name="ce58">
                <text:p text:style-name="P7"><text:span text:style-name="T6">08:00-24:00</text:span></text:p>
              </table:table-cell>
              <table:table-cell table:style-name="ce59">
                <text:p text:style-name="P7"><text:span text:style-name="T6">08:00-24:00</text:span></text:p>
              </table:table-cell>
              <table:table-cell table:style-name="ce60">
                <text:p text:style-name="P7"><text:span text:style-name="T6">08:00-24:00</text:span></text:p>
              </table:table-cell>
              <table:table-cell table:style-name="ce61">
                <text:p text:style-name="P7"><text:span text:style-name="T6">08:00-24:00</text:span></text:p>
              </table:table-cell>
              <table:table-cell table:style-name="ce62">
                <text:p text:style-name="P7"><text:span text:style-name="T6">08:00-24:00</text:span></text:p>
              </table:table-cell>
              <table:table-cell table:style-name="ce63">
                <text:p text:style-name="P7"><text:span text:style-name="T6">08:00-24:00</text:span></text:p>
              </table:table-cell>
              <table:table-cell table:style-name="ce64">
                <text:p text:style-name="P7"><text:span text:style-name="T6">08:00-24:00</text:span></text:p>
              </table:table-cell>
            </table:table-row>
            <table:table-row table:style-name="ro3">
              <table:table-cell table:style-name="ce65">
                <text:p text:style-name="P8"><text:span text:style-name="T6">天晟醫院</text:span></text:p>
              </table:table-cell>
              <table:table-cell table:style-name="ce66">
                <text:p text:style-name="P7"><text:span text:style-name="T6">09:00-13:00 <text:s/>18:00-22:00</text:span></text:p>
              </table:table-cell>
              <table:table-cell table:style-name="ce67">
                <text:p text:style-name="P7"><text:span text:style-name="T6">09:00-13:00 <text:s/>18:00-22:00</text:span></text:p>
              </table:table-cell>
              <table:table-cell table:style-name="ce68">
                <text:p text:style-name="P7"><text:span text:style-name="T6">09:00-13:00 <text:s/>18:00-22:00</text:span></text:p>
              </table:table-cell>
              <table:table-cell table:style-name="ce69">
                <text:p text:style-name="P7"><text:span text:style-name="T6">09:00-13:00 <text:s/>18:00-22:00</text:span></text:p>
              </table:table-cell>
              <table:table-cell table:style-name="ce70">
                <text:p text:style-name="P7"><text:span text:style-name="T6">09:00-13:00 <text:s/>18:00-22:00</text:span></text:p>
              </table:table-cell>
              <table:table-cell table:style-name="ce71">
                <text:p text:style-name="P7"><text:span text:style-name="T6">09:00-13:00</text:span></text:p>
              </table:table-cell>
              <table:table-cell table:style-name="ce72">
                <text:p text:style-name="P7"><text:span text:style-name="T6">無</text:span></text:p>
              </table:table-cell>
            </table:table-row>
            <table:table-row table:style-name="ro3">
              <table:table-cell table:style-name="ce73">
                <text:p text:style-name="P8"><text:span text:style-name="T6">天成醫院</text:span></text:p>
              </table:table-cell>
              <table:table-cell table:style-name="ce74">
                <text:p text:style-name="P7"><text:span text:style-name="T6">08:30-11:00 13:00-16:00 <text:s/></text:span></text:p>
              </table:table-cell>
              <table:table-cell table:style-name="ce75">
                <text:p text:style-name="P7"><text:span text:style-name="T6">08:30-11:00 13:00-16:00 <text:s/></text:span></text:p>
              </table:table-cell>
              <table:table-cell table:style-name="ce76">
                <text:p text:style-name="P7"><text:span text:style-name="T6">08:30-11:00 13:00-16:00 <text:s/></text:span></text:p>
              </table:table-cell>
              <table:table-cell table:style-name="ce77">
                <text:p text:style-name="P7"><text:span text:style-name="T6">08:30-11:00 13:00-16:00 <text:s/></text:span></text:p>
              </table:table-cell>
              <table:table-cell table:style-name="ce78">
                <text:p text:style-name="P7"><text:span text:style-name="T6">08:30-11:00 13:00-16:00 <text:s/></text:span></text:p>
              </table:table-cell>
              <table:table-cell table:style-name="ce79">
                <text:p text:style-name="P7"><text:span text:style-name="T6">無</text:span></text:p>
              </table:table-cell>
              <table:table-cell table:style-name="ce80">
                <text:p text:style-name="P7"><text:span text:style-name="T6">無</text:span></text:p>
              </table:table-cell>
            </table:table-row>
            <table:table-row table:style-name="ro2">
              <table:table-cell table:style-name="ce81">
                <text:p text:style-name="P8"><text:span text:style-name="T6">怡仁醫院</text:span></text:p>
              </table:table-cell>
              <table:table-cell table:style-name="ce82">
                <text:p text:style-name="P7"><text:span text:style-name="T6">08:30-12:00 <text:s/>14:00-17:00 <text:s/>18:00-21:00 <text:s/></text:span></text:p>
              </table:table-cell>
              <table:table-cell table:style-name="ce83">
                <text:p text:style-name="P7"><text:span text:style-name="T6">08:30-12:00 <text:s/>14:00-17:00 <text:s/>18:00-21:00 <text:s/></text:span></text:p>
              </table:table-cell>
              <table:table-cell table:style-name="ce84">
                <text:p text:style-name="P7"><text:span text:style-name="T6">08:30-12:00 <text:s/>14:00-17:00 <text:s/>18:00-21:00</text:span></text:p>
              </table:table-cell>
              <table:table-cell table:style-name="ce85">
                <text:p text:style-name="P7"><text:span text:style-name="T6">08:30-12:00 <text:s/>14:00-17:00 <text:s/>18:00-21:00</text:span></text:p>
              </table:table-cell>
              <table:table-cell table:style-name="ce86">
                <text:p text:style-name="P7"><text:span text:style-name="T6">08:30-12:00 <text:s/>14:00-17:00 <text:s/>18:00-21:00 <text:s/></text:span></text:p>
              </table:table-cell>
              <table:table-cell table:style-name="ce87">
                <text:p text:style-name="P7"><text:span text:style-name="T6">08:30-12:00 <text:s/>14:00-17:00 <text:s/>18:00-21:00</text:span></text:p>
              </table:table-cell>
              <table:table-cell table:style-name="ce88">
                <text:p text:style-name="P7"><text:span text:style-name="T6">08:30-12:00 <text:s/>14:00-17:00 <text:s/>18:00-21:00</text:span></text:p>
              </table:table-cell>
            </table:table-row>
            <table:table-row table:style-name="ro7">
              <table:table-cell table:style-name="ce89">
                <text:p text:style-name="P8"><text:span text:style-name="T6">聯新國際醫院</text:span></text:p>
              </table:table-cell>
              <table:table-cell table:style-name="ce90">
                <text:p text:style-name="P7"><text:span text:style-name="T6">09:00~12:30 13:30~17:00</text:span></text:p>
              </table:table-cell>
              <table:table-cell table:style-name="ce91">
                <text:p text:style-name="P7"><text:span text:style-name="T6">09:00~12:30 13:30~17:00</text:span></text:p>
              </table:table-cell>
              <table:table-cell table:style-name="ce92">
                <text:p text:style-name="P7"><text:span text:style-name="T6">09:00~12:30 13:30~17:00</text:span></text:p>
              </table:table-cell>
              <table:table-cell table:style-name="ce93">
                <text:p text:style-name="P7"><text:span text:style-name="T6">09:00~12:30 13:30~17:00</text:span></text:p>
              </table:table-cell>
              <table:table-cell table:style-name="ce94">
                <text:p text:style-name="P7"><text:span text:style-name="T6">09:00~12:30 13:30~17:00</text:span></text:p>
              </table:table-cell>
              <table:table-cell table:style-name="ce95">
                <text:p text:style-name="P7"><text:span text:style-name="T6">無</text:span></text:p>
              </table:table-cell>
              <table:table-cell table:style-name="ce96">
                <text:p text:style-name="P7"><text:span text:style-name="T6">無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投影片影像版面配置區 1" draw:style-name="gr3" draw:layer="layout" svg:width="16.535cm" svg:height="9.304cm" svg:x="1.173cm" svg:y="3.448cm" draw:page-number="1" presentation:class="page"/>
          <draw:frame draw:name="備忘稿版面配置區 2" presentation:style-name="pr3" draw:text-style-name="P2" draw:layer="layout" svg:width="15.107cm" svg:height="10.856cm" svg:x="1.887cm" svg:y="13.269cm" presentation:class="notes" presentation:user-transformed="true">
            <draw:text-box>
              <text:p/>
            </draw:text-box>
          </draw:frame>
          <draw:frame draw:name="投影片編號版面配置區 3" presentation:style-name="pr4" draw:text-style-name="P6" draw:layer="layout" svg:width="8.183cm" svg:height="1.379cm" svg:x="10.694cm" svg:y="26.194cm" presentation:class="page-number" presentation:user-transformed="true">
            <draw:text-box>
              <text:p text:style-name="P9"><text:span text:style-name="T7"><text:page-number>&lt;編號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bitmap" style:repeat="stretch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zh" style:country-asian="TW" style:font-style-asian="normal" style:font-weight-asian="normal" style:font-family-complex="Arial" style:font-family-generic-complex="system" style:font-pitch-complex="variable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Ari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draw:name="標題 1" presentation:style-name="Mpr1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1">請按一下滑鼠，編輯標題文的格式。按一下以編輯母片標題樣式</text:span></text:p>
        </draw:text-box>
      </draw:frame>
      <draw:frame draw:name="內容版面配置區 2" presentation:style-name="Mpr2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5"><text:span text:style-name="MT2">請按滑鼠，編輯大綱文字格式。</text:span></text:p>
              <text:list>
                <text:list-item>
                  <text:p text:style-name="MP5"><text:span text:style-name="MT2">第二個大綱層次</text:span></text:p>
                  <text:list>
                    <text:list-item>
                      <text:p text:style-name="MP5"><text:span text:style-name="MT2">第三個大綱層次</text:span></text:p>
                      <text:list>
                        <text:list-item>
                          <text:p text:style-name="MP5"><text:span text:style-name="MT2">第四個大綱層次</text:span></text:p>
                          <text:list>
                            <text:list-item>
                              <text:p text:style-name="MP5"><text:span text:style-name="MT2">第五個大綱層次</text:span></text:p>
                              <text:list>
                                <text:list-item>
                                  <text:p text:style-name="MP5"><text:span text:style-name="MT2">第六個大綱層次</text:span></text:p>
                                  <text:list>
                                    <text:list-item>
                                      <text:p text:style-name="MP5"><text:span text:style-name="MT2">第七個大綱層次</text:span></text:p>
                                      <text:list>
                                        <text:list-item>
                                          <text:p text:style-name="MP5"><text:span text:style-name="MT2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第九個大綱層次編輯母片文字樣式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3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5"><text:date style:data-style-name="D1" text:date-value="2022-05-10">5/10/22</text:date></text:span></text:p>
        </draw:text-box>
      </draw:frame>
      <draw:frame draw:name="頁尾版面配置區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投影片編號版面配置區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8"><text:span text:style-name="MT5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9"/>
    <meta:generator>OpenOffice/4.1.11$Win32 OpenOffice.org_project/4111m1$Build-9808</meta:generator>
  </office:meta>
</office:document-meta>
</file>